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542000003BAEC2C3E2E635F95E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Bild1" text:anchor-type="char" svg:width="25.7cm" svg:height="18.214cm" draw:z-index="0"><draw:image xlink:href="Pictures/1000000100000542000003BAEC2C3E2E635F95E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7-12T22:20:09.909000000</meta:creation-date>
    <dc:date>2025-07-12T22:21:32.156000000</dc:date>
    <meta:editing-duration>PT1M22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5.5.2$Windows_X86_64 LibreOffice_project/ca8fe7424262805f223b9a2334bc7181abbcbf5e</meta:generator>
  </office:meta>
</office:document-meta>
</file>